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24-02-01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3776" calcext:value-type="float">
            <text:p>122.4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23-02-28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1912" calcext:value-type="float">
            <text:p>119.6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22-02-01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20-12-1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0712" calcext:value-type="float">
            <text:p>113.90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20-01-17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0096" calcext:value-type="float">
            <text:p>112.0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9-03-27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9-02-08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2096" calcext:value-type="float">
            <text:p>112.78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8-09-2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8-08-15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8-07-26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8-05-3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8-04-2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8-03-2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8-02-2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8-01-25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7-12-1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7744" calcext:value-type="float">
            <text:p>114.5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7-10-23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7-09-29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7-08-0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7-06-28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7-05-17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7-04-25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7-03-28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7-01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6-12-2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3136" calcext:value-type="float">
            <text:p>121.1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6-11-22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44" calcext:value-type="float">
            <text:p>122.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6-10-27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6-09-26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6-07-25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6-06-27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6-05-26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6-04-2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6-03-2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" calcext:value-type="float">
            <text:p>12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4-12-15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4-11-20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4-10-22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4-09-26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4-08-28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28" calcext:value-type="float">
            <text:p>132.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4-07-29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4-06-27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4-05-20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4-04-24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4-03-2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4-02-26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44" calcext:value-type="float">
            <text:p>130.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4-01-31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796" calcext:value-type="float">
            <text:p>132.2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3-12-19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3-01-11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9" calcext:value-type="float">
            <text:p>132.9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1-12-12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956" calcext:value-type="float">
            <text:p>129.8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1-01-18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79864" calcext:value-type="float">
            <text:p>123.8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10-01-12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2664" calcext:value-type="float">
            <text:p>119.6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09-02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08-02-21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6544" calcext:value-type="float">
            <text:p>112.55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07-02-07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4112" calcext:value-type="float">
            <text:p>114.4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06-01-18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2592" calcext:value-type="float">
            <text:p>117.5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05-02-1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4864" calcext:value-type="float">
            <text:p>106.7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04-02-1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332" calcext:value-type="float">
            <text:p>106.5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03-01-08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02-01-2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01-02-2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2000-03-2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1996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196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522095284202</text:p>
          </table:table-cell>
          <table:table-cell office:value-type="string" calcext:value-type="string">
            <text:p>1955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